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0A9AD622E8163AFB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fill-color="#e8f2a1" draw:textarea-horizontal-align="justify" draw:textarea-vertical-align="middle" draw:auto-grow-height="false" fo:min-height="0.828cm" fo:min-width="0.578cm"/>
    </style:style>
    <style:style style:name="gr5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9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-color="#e8f2a1" draw:textarea-horizontal-align="justify" draw:textarea-vertical-align="middle" draw:auto-grow-height="false" fo:min-height="0.47cm" fo:min-width="0.22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r7" style:family="presentation" style:parent-style-name="BrightBlue-outline1">
      <style:graphic-properties draw:textarea-vertical-align="middle" fo:min-height="8.88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loext:graphic-properties draw:fill-color="#ffffff"/>
      <style:paragraph-properties fo:margin-left="0cm" fo:margin-right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05cm" fo:text-indent="0cm"/>
    </style:style>
    <style:style style:name="P6" style:family="paragraph">
      <style:text-properties style:font-name="Bitstream Vera Sans Mono1"/>
    </style:style>
    <style:style style:name="P7" style:family="paragraph">
      <style:paragraph-properties fo:text-align="start"/>
      <style:text-properties fo:font-size="18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e8f2a1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-color="#e8f2a1"/>
      <style:paragraph-properties fo:text-align="center"/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Bitstream Vera Sans Mono1"/>
    </style:style>
    <style:style style:name="T5" style:family="text">
      <style:text-properties fo:color="#00a933" style:font-name="Bitstream Vera Sans Mono1"/>
    </style:style>
    <style:style style:name="T6" style:family="text">
      <style:text-properties style:use-window-font-color="true" style:text-outline="false" style:text-line-through-style="none" style:text-line-through-type="none" style:font-name="Bitstream Vera Sans Mono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color="#00a933" style:text-outline="false" style:text-line-through-style="none" style:text-line-through-type="none" style:font-name="Bitstream Vera Sans Mono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color="#2a6099" style:font-name="Bitstream Vera Sans Mono1"/>
    </style:style>
    <style:style style:name="T9" style:family="text">
      <style:text-properties fo:color="#55308d" style:font-name="Bitstream Vera Sans Mono1"/>
    </style:style>
    <style:style style:name="T10" style:family="text">
      <style:text-properties fo:font-size="18pt" style:font-size-asian="20pt" style:font-size-complex="20pt"/>
    </style:style>
    <style:style style:name="T11" style:family="text">
      <style:text-properties style:text-position="-33% 58%" style:text-underline-style="none" fo:font-weight="normal" style:font-weight-asian="normal" style:font-weight-complex="normal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fo:color="#00a933" fo:font-weight="bold" style:font-weight-asian="bold" style:font-weight-complex="bold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style:text-position="33% 58%"/>
    </style:style>
    <style:style style:name="T16" style:family="text">
      <style:text-properties style:text-position="0% 100%"/>
    </style:style>
    <style:style style:name="T17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2" draw:text-style-name="P3" draw:layer="layout" svg:width="25.2cm" svg:height="9.134cm" svg:x="1.4cm" svg:y="3.8cm" presentation:class="subtitle">
          <draw:text-box>
            <text:p text:style-name="P1"><text:span text:style-name="T1">C</text:span><text:span text:style-name="T1">o</text:span><text:span text:style-name="T1">d</text:span><text:span text:style-name="T1">u</text:span><text:span text:style-name="T1">r</text:span><text:span text:style-name="T1">i</text:span><text:span text:style-name="T1"> </text:span><text:span text:style-name="T1">H</text:span><text:span text:style-name="T1">u</text:span><text:span text:style-name="T1">f</text:span><text:span text:style-name="T1">f</text:span><text:span text:style-name="T1">m</text:span><text:span text:style-name="T1">a</text:span><text:span text:style-name="T1">n</text:span><text:span text:style-name="T1"> </text:span><text:span text:style-name="T1">O</text:span><text:span text:style-name="T1">p</text:span><text:span text:style-name="T1">t</text:span><text:span text:style-name="T1">i</text:span><text:span text:style-name="T1">m</text:span><text:span text:style-name="T1">i</text:span><text:span text:style-name="T1">z</text:span><text:span text:style-name="T1">a</text:span><text:span text:style-name="T1">t</text:span><text:span text:style-name="T1">e</text:span></text:p>
            <text:p text:style-name="P1"/>
            <text:p text:style-name="P1"/>
            <text:p text:style-name="P2"><text:span text:style-name="T2">R</text:span><text:span text:style-name="T2">o</text:span><text:span text:style-name="T2">s</text:span><text:span text:style-name="T2">c</text:span><text:span text:style-name="T2">a</text:span><text:span text:style-name="T2">n</text:span><text:span text:style-name="T2">e</text:span><text:span text:style-name="T2">a</text:span><text:span text:style-name="T2">n</text:span><text:span text:style-name="T2">u</text:span><text:span text:style-name="T2"> </text:span><text:span text:style-name="T2">G</text:span><text:span text:style-name="T2">e</text:span><text:span text:style-name="T2">o</text:span><text:span text:style-name="T2">r</text:span><text:span text:style-name="T2">g</text:span><text:span text:style-name="T2">e</text:span><text:span text:style-name="T2">,</text:span><text:span text:style-name="T2"> </text:span><text:span text:style-name="T2">5</text:span><text:span text:style-name="T2">0</text:span><text:span text:style-name="T2">8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e sunt codurile Huffman 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 text:style-name="P5">Este un cod prefix optim care este adesea folosit la comprimarea “lossless” a datelor.</text:p>
              </text:list-item>
              <text:list-item>
                <text:p text:style-name="P5">Procesul de căutare și folosire unui astfel de cod Huffman a fost descris printr-un algoritm creat și publicat de către David A. Huffman in 1952 in hartia "A Method for the Construction of Minimum-Redundancy Codes"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Alte detalii despre codurile Huffman 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ste un cod de lungime variabila (un alt exemplu de cod cu lungime variabila ar fi UTF-8)</text:p>
              </text:list-item>
              <text:list-item>
                <text:p>Ele sunt optime pentru o anumita colecție de date doar dacă a fost generat special folosind distribuția de probabilități ale caracterelor unice din acea colecție</text:p>
              </text:list-item>
              <text:list-item>
                <text:p>De-asemenea, ele sunt optime doar pentru codarea a cate unui simbol odata. In majoritatea cazurilor nu este mai optim decât un algoritm de comprimare a datelor care ia în considerare întregi bucăți de date care se repet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lgoritmu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3">Intrare</text:span>: un array cu toate caracterele si cat de des apar ele</text:p>
              </text:list-item>
              <text:list-item>
                <text:p><text:span text:style-name="T3">Iesire</text:span>: un arbore in care toate frunzele reprezinta caracterele de mai devreme;</text:p>
                <text:p>caracterele care apar mai des vor fi pozitionate mai aproape de varf, iar cele care apar mai rar, vor fi pozitionate mai depar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seudocod</text:p>
          </draw:text-box>
        </draw:frame>
        <draw:frame presentation:style-name="pr4" draw:text-style-name="P6" draw:layer="layout" svg:width="27.178cm" svg:height="11.44cm" svg:x="0.508cm" svg:y="3.8cm" presentation:class="outline" presentation:user-transformed="true">
          <draw:text-box>
            <text:p><text:span text:style-name="T4">struct Node{ Node *l,*r; int q; int c;};</text:span></text:p>
            <text:p><text:span text:style-name="T5">//presupunem ca ‘v’ contine doar caractere care apar macar odata</text:span></text:p>
            <text:p><text:span text:style-name="T4">Node* generateHuffmanTree(vector&lt;pair&lt;int,int&gt;&gt; v){</text:span></text:p>
            <text:p><text:span text:style-name="T6"><text:s text:c="3"/></text:span><text:span text:style-name="T7">//functia extract va returna pointer catre nodul </text:span><text:span text:style-name="T5">cu cel mai mic q la acel moment</text:span></text:p>
            <text:p><text:span text:style-name="T4"><text:s text:c="3"/></text:span><text:span text:style-name="T4">minCountPriorityQueue q;</text:span></text:p>
            <text:p><text:span text:style-name="T4"><text:s text:c="3"/></text:span><text:span text:style-name="T8">for(int i=0;i&lt;v.size();i++){</text:span></text:p>
            <text:p><text:span text:style-name="T8"><text:s text:c="6"/></text:span><text:span text:style-name="T8">Node *n = new Node; n-&gt;l = n-&gt;r = nullptr; n-&gt;q = v[i].second; n-&gt;c = v[i].first;</text:span></text:p>
            <text:p><text:span text:style-name="T8"><text:s text:c="3"/></text:span><text:span text:style-name="T8">}</text:span></text:p>
            <text:p><text:span text:style-name="T4"><text:s text:c="3"/></text:span><text:span text:style-name="T9">while(q.size() &gt; 1){</text:span></text:p>
            <text:p><text:span text:style-name="T9"><text:s text:c="6"/></text:span><text:span text:style-name="T9">Node *n = new Node; n-&gt;r = q.extract(); n-&gt;l = q.extract(); n-&gt;q = n-&gt;l-&gt;q+n-&gt;r-&gt;q;</text:span></text:p>
            <text:p><text:span text:style-name="T9"><text:s text:c="6"/></text:span><text:span text:style-name="T9">q.push(n);</text:span></text:p>
            <text:p><text:span text:style-name="T9"><text:s text:c="3"/></text:span><text:span text:style-name="T9">}</text:span></text:p>
            <text:p><text:span text:style-name="T4"><text:s text:c="3"/></text:span><text:span text:style-name="T4">return q.extract();</text:span><text:span text:style-name="T5">//cand coada mai are doar un singur nod, acela este varful arborelui</text:span></text:p>
            <text:p><text:span text:style-name="T4">}</text:span></text:p>
            <text:p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Complexitatea pseudocului anterior ?</text:p>
          </draw:text-box>
        </draw:frame>
        <draw:frame presentation:style-name="pr4" draw:text-style-name="P7" draw:layer="layout" svg:width="25.2cm" svg:height="9.144cm" svg:x="1.4cm" svg:y="5.08cm" presentation:class="outline" presentation:user-transformed="true">
          <draw:text-box>
            <text:p><text:span text:style-name="T10">Operatia de inserare a unui element intr-un priority_queue are complexitatea O(log n)</text:span></text:p>
            <text:p><text:span text:style-name="T10">Avem n elemente de inserat la inceput, deci primul for are complexitatea O(n * log n)</text:span></text:p>
            <text:p><text:span text:style-name="T10">Extragerea unui element din priority_queue are complexitatea O(log n)</text:span></text:p>
            <text:p><text:span text:style-name="T10">Un arbore binar cu n frunze, are n-1 noduri interne.</text:span></text:p>
            <text:p><text:span text:style-name="T10">While loop-ul este chemat de n-1 ori, astfel avand complexitatea O(n * log n)</text:span></text:p>
            <text:p><text:span text:style-name="T10">Complexitatea pseudocului = O(n * log n)</text:span></text:p>
            <text:p><text:span text:style-name="T10">Avand in vedere faptul ca de obicei numarul de caractere unice dintr-un text este relativ mic (256 daca vorbim despre fisiere binare), complexitatea O(n*log n) nu este o problema.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r unde sunt codurile ?</text:p>
          </draw:text-box>
        </draw:frame>
        <draw:custom-shape draw:style-name="gr2" draw:text-style-name="P8" xml:id="id7" draw:id="id7" draw:layer="layout" svg:width="1.524cm" svg:height="1.524cm" svg:x="14.986cm" svg:y="7.515cm">
          <text:p text:style-name="P8">A,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16.764cm" svg:height="1.673cm" svg:x="1.016cm" svg:y="3.915cm">
          <draw:text-box>
            <text:p>Fie caracterele si numarul lor de aparitii</text:p>
            <text:p>{ {A,4} , {B,3}, {C,2}, {D,1} }</text:p>
          </draw:text-box>
        </draw:frame>
        <draw:custom-shape draw:style-name="gr2" draw:text-style-name="P8" xml:id="id4" draw:id="id4" draw:layer="layout" svg:width="1.524cm" svg:height="1.524cm" svg:x="8.89cm" svg:y="9.801cm">
          <text:p text:style-name="P8">B,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" draw:id="id1" draw:layer="layout" svg:width="1.524cm" svg:height="1.524cm" svg:x="10.16cm" svg:y="12.341cm">
          <text:p text:style-name="P8">C,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" draw:id="id3" draw:layer="layout" svg:width="1.524cm" svg:height="1.524cm" svg:x="13.208cm" svg:y="12.341cm">
          <text:p text:style-name="P8">D,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" draw:id="id2" draw:layer="layout" svg:width="1.524cm" svg:height="1.524cm" svg:x="11.684cm" svg:y="9.801cm">
          <text:p text:style-name="P8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1" draw:layer="layout" draw:type="line" svg:x1="10.922cm" svg:y1="12.341cm" svg:x2="12.446cm" svg:y2="11.325cm" draw:start-shape="id1" draw:start-glue-point="4" draw:end-shape="id2" draw:end-glue-point="8" svg:d="M10922 12341l1524-1016" svg:viewBox="0 0 1525 1017">
          <text:p/>
        </draw:connector>
        <draw:connector draw:style-name="gr6" draw:text-style-name="P11" draw:layer="layout" draw:type="line" svg:x1="13.97cm" svg:y1="12.341cm" svg:x2="12.446cm" svg:y2="11.325cm" draw:start-shape="id3" draw:start-glue-point="4" draw:end-shape="id2" draw:end-glue-point="8" svg:d="M13970 12341l-1524-1016" svg:viewBox="0 0 1525 1017">
          <text:p/>
        </draw:connector>
        <draw:custom-shape draw:style-name="gr4" draw:text-style-name="P10" xml:id="id5" draw:id="id5" draw:layer="layout" svg:width="1.524cm" svg:height="1.524cm" svg:x="10.414cm" svg:y="7.515cm">
          <text:p text:style-name="P8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1" draw:layer="layout" draw:type="line" svg:x1="9.652cm" svg:y1="9.801cm" svg:x2="11.176cm" svg:y2="9.039cm" draw:start-shape="id4" draw:start-glue-point="4" draw:end-shape="id5" draw:end-glue-point="8" svg:d="M9652 9801l1524-762" svg:viewBox="0 0 1525 763">
          <text:p/>
        </draw:connector>
        <draw:connector draw:style-name="gr6" draw:text-style-name="P11" draw:layer="layout" draw:type="line" svg:x1="12.446cm" svg:y1="9.801cm" svg:x2="11.176cm" svg:y2="9.039cm" draw:start-shape="id2" draw:start-glue-point="4" draw:end-shape="id5" draw:end-glue-point="8" svg:d="M12446 9801l-1270-762" svg:viewBox="0 0 1271 763">
          <text:p/>
        </draw:connector>
        <draw:custom-shape draw:style-name="gr4" draw:text-style-name="P10" xml:id="id6" draw:id="id6" draw:layer="layout" svg:width="1.524cm" svg:height="1.524cm" svg:x="12.7cm" svg:y="4.572cm">
          <text:p text:style-name="P8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1" draw:layer="layout" draw:type="line" svg:x1="11.176cm" svg:y1="7.515cm" svg:x2="13.462cm" svg:y2="6.096cm" draw:start-shape="id5" draw:start-glue-point="4" draw:end-shape="id6" draw:end-glue-point="8" svg:d="M11176 7515l2286-1419" svg:viewBox="0 0 2287 1420">
          <text:p/>
        </draw:connector>
        <draw:connector draw:style-name="gr6" draw:text-style-name="P11" draw:layer="layout" draw:type="line" svg:x1="15.748cm" svg:y1="7.515cm" svg:x2="13.462cm" svg:y2="6.096cm" draw:start-shape="id7" draw:start-glue-point="4" draw:end-shape="id6" draw:end-glue-point="8" svg:d="M15748 7515l-2286-1419" svg:viewBox="0 0 2287 1420">
          <text:p/>
        </draw:connector>
        <draw:frame draw:style-name="gr7" draw:text-style-name="P9" draw:layer="layout" svg:width="0.762cm" svg:height="0.962cm" svg:x="14.478cm" svg:y="6.045cm">
          <draw:text-box>
            <text:p>1</text:p>
          </draw:text-box>
        </draw:frame>
        <draw:frame draw:style-name="gr7" draw:text-style-name="P9" draw:layer="layout" svg:width="0.762cm" svg:height="0.962cm" svg:x="11.684cm" svg:y="8.785cm">
          <draw:text-box>
            <text:p>1</text:p>
          </draw:text-box>
        </draw:frame>
        <draw:frame draw:style-name="gr7" draw:text-style-name="P9" draw:layer="layout" svg:width="0.762cm" svg:height="0.962cm" svg:x="12.954cm" svg:y="11.125cm">
          <draw:text-box>
            <text:p>1</text:p>
          </draw:text-box>
        </draw:frame>
        <draw:frame draw:style-name="gr7" draw:text-style-name="P9" draw:layer="layout" svg:width="0.762cm" svg:height="0.962cm" svg:x="11.684cm" svg:y="5.991cm">
          <draw:text-box>
            <text:p>0</text:p>
          </draw:text-box>
        </draw:frame>
        <draw:frame draw:style-name="gr7" draw:text-style-name="P9" draw:layer="layout" svg:width="0.762cm" svg:height="0.962cm" svg:x="9.652cm" svg:y="8.785cm">
          <draw:text-box>
            <text:p>0</text:p>
          </draw:text-box>
        </draw:frame>
        <draw:frame draw:style-name="gr7" draw:text-style-name="P9" draw:layer="layout" svg:width="0.762cm" svg:height="0.962cm" svg:x="10.922cm" svg:y="11.125cm">
          <draw:text-box>
            <text:p>0</text:p>
          </draw:text-box>
        </draw:frame>
        <draw:frame draw:style-name="gr8" draw:text-style-name="P9" draw:layer="layout" svg:width="6.858cm" svg:height="3.806cm" svg:x="18.034cm" svg:y="4.572cm">
          <draw:text-box>
            <text:p>Cod</text:p>
            <text:p>A : 1</text:p>
            <text:p>B : 00</text:p>
            <text:p>C : 010</text:p>
            <text:p>D : 011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um este stocata “cheia” ?</text:p>
          </draw:text-box>
        </draw:frame>
        <draw:frame presentation:style-name="pr4" draw:text-style-name="P12" draw:layer="layout" svg:width="25.2cm" svg:height="9.134cm" svg:x="1.4cm" svg:y="3.8cm" presentation:class="outline" presentation:user-transformed="true">
          <draw:text-box>
            <text:p text:style-name="P12">Deoarece numarul maxim de noduri intr-un copac Huffman pentru fisiere binare este 256 (frunze) + 255 (noduri interne) = 511, putem stoca cheia astfel:</text:p>
            <text:list text:style-name="L2">
              <text:list-item>
                <text:p text:style-name="P12">n = o valoare de 8 biti pentru numarul de noduri interne</text:p>
              </text:list-item>
              <text:list-item>
                <text:p text:style-name="P12">n perechi de numere de cate 9 biti fiecare care reprezinta copii stangi si drepti ale nodurilor interne</text:p>
              </text:list-item>
            </text:list>
            <text:p text:style-name="P12">In cazul cel mai fericit ocupa 8 + 1*2*9 = 26 biti ~ 3 octeti</text:p>
            <text:p text:style-name="P12">In cazul cel mai rau ocupa 8 + 255*2*9 = 4598 biti ~ 574 octeti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blema 1)</text:p>
          </draw:text-box>
        </draw:frame>
        <draw:frame presentation:style-name="pr4" draw:layer="layout" svg:width="25.2cm" svg:height="10.678cm" svg:x="1.4cm" svg:y="3.8cm" presentation:class="outline" presentation:user-transformed="true">
          <draw:text-box>
            <text:p>Sa presupunem ca am generat arborele Huffman pentru un fisier si am obtinut urmatoarele coduri: { A : 0 , B : 1}</text:p>
            <text:p>Si ca “payload”-ul care a ramas sa fie procesat dintr-un fisier comprimat dupa ce am descifrat cheia este</text:p>
            <text:p text:style-name="P8"><text:span text:style-name="T3">01010000</text:span><text:span text:style-name="T11">b</text:span></text:p>
            <text:p text:style-name="P12">Daca ar fi sa decomprimam acest fisier am obtine</text:p>
            <text:p text:style-name="P8"><text:span text:style-name="T12">“</text:span><text:span text:style-name="T12">ABABAAAA”</text:span></text:p>
            <text:p text:style-name="P12">Ceea ce ar fi fantastic ! Doar ca fisierul original poate era doar</text:p>
            <text:p text:style-name="P8"><text:span text:style-name="T13">“</text:span><text:span text:style-name="T13">ABAB”</text:span></text:p>
            <text:p text:style-name="P8"><text:span text:style-name="T14">Din pacate pentru a rezolva problema acesta am folosit o valoare de 8 octeti la inceputul fisierului pentru a descrie cat de mare a fost fisierul original.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blema 2)</text:p>
          </draw:text-box>
        </draw:frame>
        <draw:frame presentation:style-name="pr7" draw:layer="layout" svg:width="25.2cm" svg:height="9.134cm" svg:x="1.4cm" svg:y="3.8cm" presentation:class="outline" presentation:user-transformed="true">
          <draw:text-box>
            <text:p>Fisierul original trebuie sa contina cel putin 2 caractere diferite. Altfel implementarea curenta nu va functiona.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 ce maxim 64 biti pentru cod ?</text:p>
          </draw:text-box>
        </draw:frame>
        <draw:frame presentation:style-name="pr4" draw:text-style-name="P12" draw:layer="layout" svg:width="25.2cm" svg:height="9.134cm" svg:x="1.4cm" svg:y="3.8cm" presentation:class="outline">
          <draw:text-box>
            <text:p text:style-name="P12">Nu exista un fisier care este fezabil suficient de mare incat sa genereze un arbore Huffman in care sa fie macar un cod de cel putin 64 de biti.</text:p>
            <text:p text:style-name="P12">O incercare ar fi sa generezi in mod intentionat un fisier unde numarul de caracter corespund sirului Fibonacci.</text:p>
            <text:p text:style-name="P12">A:1, B:1, C:1, D:2, E:3, F:5, G:8, H:13, I:21 ….</text:p>
            <text:p text:style-name="P12">Acel A:1 este intentionat pus, si vom vedea imediat de ce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e ce maxim 64 biti pentru cod ?</text:p>
          </draw:text-box>
        </draw:frame>
        <draw:custom-shape draw:style-name="gr9" draw:text-style-name="P14" xml:id="id12" draw:id="id12" draw:layer="layout" svg:width="1.016cm" svg:height="1.016cm" svg:x="3.556cm" svg:y="12.954cm">
          <text:p text:style-name="P14"><text:span text:style-name="T2">C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0" draw:id="id10" draw:layer="layout" svg:width="1.016cm" svg:height="1.016cm" svg:x="2.794cm" svg:y="14.224cm">
          <text:p text:style-name="P14"><text:span text:style-name="T2">A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8" draw:id="id8" draw:layer="layout" svg:width="1.016cm" svg:height="1.016cm" svg:x="1.27cm" svg:y="14.224cm">
          <text:p text:style-name="P14"><text:span text:style-name="T2">B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9" draw:id="id9" draw:layer="layout" svg:width="1.016cm" svg:height="1.016cm" svg:x="2.032cm" svg:y="12.954cm">
          <text:p text:style-name="P14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1" draw:id="id11" draw:layer="layout" svg:width="1.016cm" svg:height="1.016cm" svg:x="2.794cm" svg:y="11.684cm">
          <text:p text:style-name="P14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3" draw:id="id13" draw:layer="layout" svg:width="1.016cm" svg:height="1.016cm" svg:x="3.556cm" svg:y="10.414cm">
          <text:p text:style-name="P14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4" draw:id="id14" draw:layer="layout" svg:width="1.016cm" svg:height="1.016cm" svg:x="4.318cm" svg:y="11.684cm">
          <text:p text:style-name="P14"><text:span text:style-name="T2">D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6" draw:id="id16" draw:layer="layout" svg:width="1.016cm" svg:height="1.016cm" svg:x="5.08cm" svg:y="10.414cm">
          <text:p text:style-name="P14"><text:span text:style-name="T2">E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8" draw:id="id18" draw:layer="layout" svg:width="1.016cm" svg:height="1.016cm" svg:x="5.842cm" svg:y="9.144cm">
          <text:p text:style-name="P14"><text:span text:style-name="T2">F,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svg:x="4.318cm" svg:y="9.144cm">
          <text:p text:style-name="P14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7" draw:id="id17" draw:layer="layout" svg:width="1.016cm" svg:height="1.016cm" svg:x="5.08cm" svg:y="7.874cm">
          <text:p text:style-name="P14"><text:span text:style-name="T2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draw:type="line" svg:x1="1.778cm" svg:y1="14.224cm" svg:x2="2.18cm" svg:y2="13.822cm" draw:start-shape="id8" draw:start-glue-point="4" draw:end-shape="id9" draw:end-glue-point="7" svg:d="M1778 14224l402-402" svg:viewBox="0 0 403 403">
          <text:p/>
        </draw:connector>
        <draw:connector draw:style-name="gr11" draw:text-style-name="P11" draw:layer="layout" draw:type="line" svg:x1="2.9cm" svg:y1="13.822cm" svg:x2="3.302cm" svg:y2="14.224cm" draw:start-shape="id9" draw:start-glue-point="9" draw:end-shape="id10" draw:end-glue-point="4" svg:d="M2900 13822l402 402" svg:viewBox="0 0 403 403">
          <text:p/>
        </draw:connector>
        <draw:connector draw:style-name="gr11" draw:text-style-name="P11" draw:layer="layout" draw:type="line" svg:x1="2.54cm" svg:y1="12.954cm" svg:x2="2.942cm" svg:y2="12.552cm" draw:start-shape="id9" draw:start-glue-point="4" draw:end-shape="id11" draw:end-glue-point="7" svg:d="M2540 12954l402-402" svg:viewBox="0 0 403 403">
          <text:p/>
        </draw:connector>
        <draw:connector draw:style-name="gr11" draw:text-style-name="P11" draw:layer="layout" draw:type="line" svg:x1="3.662cm" svg:y1="12.552cm" svg:x2="4.064cm" svg:y2="12.954cm" draw:start-shape="id11" draw:start-glue-point="9" draw:end-shape="id12" draw:end-glue-point="4" svg:d="M3662 12552l402 402" svg:viewBox="0 0 403 403">
          <text:p/>
        </draw:connector>
        <draw:connector draw:style-name="gr11" draw:text-style-name="P11" draw:layer="layout" draw:type="line" svg:x1="3.704cm" svg:y1="11.282cm" svg:x2="3.302cm" svg:y2="11.684cm" draw:start-shape="id13" draw:start-glue-point="7" draw:end-shape="id11" draw:end-glue-point="4" svg:d="M3704 11282l-402 402" svg:viewBox="0 0 403 403">
          <text:p/>
        </draw:connector>
        <draw:connector draw:style-name="gr11" draw:text-style-name="P11" draw:layer="layout" draw:type="line" svg:x1="4.424cm" svg:y1="11.282cm" svg:x2="4.826cm" svg:y2="11.684cm" draw:start-shape="id13" draw:start-glue-point="9" draw:end-shape="id14" draw:end-glue-point="4" svg:d="M4424 11282l402 402" svg:viewBox="0 0 403 403">
          <text:p/>
        </draw:connector>
        <draw:connector draw:style-name="gr11" draw:text-style-name="P11" draw:layer="layout" draw:type="line" svg:x1="4.466cm" svg:y1="10.012cm" svg:x2="4.064cm" svg:y2="10.414cm" draw:start-shape="id15" draw:start-glue-point="7" draw:end-shape="id13" draw:end-glue-point="4" svg:d="M4466 10012l-402 402" svg:viewBox="0 0 403 403">
          <text:p/>
        </draw:connector>
        <draw:connector draw:style-name="gr11" draw:text-style-name="P11" draw:layer="layout" draw:type="line" svg:x1="5.186cm" svg:y1="10.012cm" svg:x2="5.588cm" svg:y2="10.414cm" draw:start-shape="id15" draw:start-glue-point="9" draw:end-shape="id16" draw:end-glue-point="4" svg:d="M5186 10012l402 402" svg:viewBox="0 0 403 403">
          <text:p/>
        </draw:connector>
        <draw:connector draw:style-name="gr11" draw:text-style-name="P11" draw:layer="layout" draw:type="line" svg:x1="5.228cm" svg:y1="8.742cm" svg:x2="4.826cm" svg:y2="9.144cm" draw:start-shape="id17" draw:start-glue-point="7" draw:end-shape="id15" draw:end-glue-point="4" svg:d="M5228 8742l-402 402" svg:viewBox="0 0 403 403">
          <text:p/>
        </draw:connector>
        <draw:connector draw:style-name="gr11" draw:text-style-name="P11" draw:layer="layout" draw:type="line" svg:x1="5.948cm" svg:y1="8.742cm" svg:x2="6.35cm" svg:y2="9.144cm" draw:start-shape="id17" draw:start-glue-point="9" draw:end-shape="id18" draw:end-glue-point="4" svg:d="M5948 8742l402 402" svg:viewBox="0 0 403 403">
          <text:p/>
        </draw:connector>
        <draw:custom-shape draw:style-name="gr12" draw:text-style-name="P8" draw:layer="layout" svg:width="0.508cm" svg:height="0.508cm" svg:x="6.09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6.858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6.858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8" draw:layer="layout" svg:width="0.508cm" svg:height="0.508cm" svg:x="8.12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7.87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8.382cm" svg:y="4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8" draw:layer="layout" svg:width="0.508cm" svg:height="0.508cm" svg:x="7.366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508cm" svg:height="0.508cm" svg:x="7.36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16.002cm" svg:height="5.939cm" svg:x="10.668cm" svg:y="4.572cm">
          <draw:text-box>
            <text:p>Ca acest patern sa continue tot asa, este nevoie de foarte multe numere.</text:p>
            <text:p/>
            <text:p>Cel de-al 48-lea caracter trebuie sa apara de mai mult de 2<text:span text:style-name="T15">3</text:span><text:span text:style-name="T15">1</text:span><text:span text:style-name="T16"> </text:span><text:span text:style-name="T16">o</text:span><text:span text:style-name="T16">r</text:span><text:span text:style-name="T16">i</text:span><text:span text:style-name="T16">.</text:span></text:p>
            <text:p><text:span text:style-name="T16">A</text:span><text:span text:style-name="T16">l</text:span><text:span text:style-name="T16"> </text:span><text:span text:style-name="T16">4</text:span><text:span text:style-name="T16">9</text:span><text:span text:style-name="T16">-</text:span><text:span text:style-name="T16">l</text:span><text:span text:style-name="T16">e</text:span><text:span text:style-name="T16">a</text:span><text:span text:style-name="T16"> </text:span><text:span text:style-name="T16">d</text:span><text:span text:style-name="T16">e</text:span><text:span text:style-name="T16"> </text:span><text:span text:style-name="T16">c</text:span><text:span text:style-name="T16">e</text:span><text:span text:style-name="T16">l</text:span><text:span text:style-name="T16"> </text:span><text:span text:style-name="T16">p</text:span><text:span text:style-name="T16">u</text:span><text:span text:style-name="T16">t</text:span><text:span text:style-name="T16">i</text:span><text:span text:style-name="T16">n</text:span><text:span text:style-name="T16"> </text:span><text:span text:style-name="T16">2</text:span><text:span text:style-name="T15">3</text:span><text:span text:style-name="T15">2</text:span><text:span text:style-name="T16"> </text:span><text:span text:style-name="T16">o</text:span><text:span text:style-name="T16">r</text:span><text:span text:style-name="T16">i</text:span><text:span text:style-name="T16">.</text:span></text:p>
            <text:p><text:span text:style-name="T16">A</text:span><text:span text:style-name="T16">l</text:span><text:span text:style-name="T16"> </text:span><text:span text:style-name="T16">9</text:span><text:span text:style-name="T16">4</text:span><text:span text:style-name="T16">-</text:span><text:span text:style-name="T16">l</text:span><text:span text:style-name="T16">e</text:span><text:span text:style-name="T16">a</text:span><text:span text:style-name="T16"> </text:span><text:span text:style-name="T16">d</text:span><text:span text:style-name="T16">e</text:span><text:span text:style-name="T16"> </text:span><text:span text:style-name="T16">c</text:span><text:span text:style-name="T16">e</text:span><text:span text:style-name="T16">l</text:span><text:span text:style-name="T16"> </text:span><text:span text:style-name="T16">p</text:span><text:span text:style-name="T16">u</text:span><text:span text:style-name="T16">t</text:span><text:span text:style-name="T16">i</text:span><text:span text:style-name="T16">n</text:span><text:span text:style-name="T16"> </text:span><text:span text:style-name="T16">2</text:span><text:span text:style-name="T15">6</text:span><text:span text:style-name="T15">4</text:span><text:span text:style-name="T16"> </text:span><text:span text:style-name="T16">o</text:span><text:span text:style-name="T16">r</text:span><text:span text:style-name="T16">i</text:span><text:span text:style-name="T16">.</text:span></text:p>
            <text:p><text:span text:style-name="T16">I</text:span><text:span text:style-name="T16">a</text:span><text:span text:style-name="T16">r</text:span><text:span text:style-name="T16"> </text:span><text:span text:style-name="T16">i</text:span><text:span text:style-name="T16">n</text:span><text:span text:style-name="T16"> </text:span><text:span text:style-name="T16">s</text:span><text:span text:style-name="T16">f</text:span><text:span text:style-name="T16">a</text:span><text:span text:style-name="T16">r</text:span><text:span text:style-name="T16">s</text:span><text:span text:style-name="T16">i</text:span><text:span text:style-name="T16">t</text:span><text:span text:style-name="T16">,</text:span><text:span text:style-name="T16"> </text:span><text:span text:style-name="T16">a</text:span><text:span text:style-name="T16">l</text:span><text:span text:style-name="T16"> </text:span><text:span text:style-name="T16">2</text:span><text:span text:style-name="T16">5</text:span><text:span text:style-name="T16">6</text:span><text:span text:style-name="T16">-</text:span><text:span text:style-name="T16">l</text:span><text:span text:style-name="T16">e</text:span><text:span text:style-name="T16">a</text:span><text:span text:style-name="T16"> </text:span><text:span text:style-name="T16">c</text:span><text:span text:style-name="T16">a</text:span><text:span text:style-name="T16">r</text:span><text:span text:style-name="T16">a</text:span><text:span text:style-name="T16">c</text:span><text:span text:style-name="T16">t</text:span><text:span text:style-name="T16">e</text:span><text:span text:style-name="T16">r</text:span><text:span text:style-name="T16"> </text:span><text:span text:style-name="T16">d</text:span><text:span text:style-name="T16">e</text:span><text:span text:style-name="T16"> </text:span><text:span text:style-name="T16">c</text:span><text:span text:style-name="T16">e</text:span><text:span text:style-name="T16">l</text:span><text:span text:style-name="T16"> </text:span><text:span text:style-name="T16">p</text:span><text:span text:style-name="T16">u</text:span><text:span text:style-name="T16">t</text:span><text:span text:style-name="T16">i</text:span><text:span text:style-name="T16">n</text:span><text:span text:style-name="T16"> </text:span><text:span text:style-name="T16">2</text:span><text:span text:style-name="T15">1</text:span><text:span text:style-name="T15">7</text:span><text:span text:style-name="T15">5</text:span><text:span text:style-name="T16"> </text:span><text:span text:style-name="T16">o</text:span><text:span text:style-name="T16">r</text:span><text:span text:style-name="T16">i</text:span><text:span text:style-name="T16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7" draw:text-style-name="P16" draw:layer="layout" svg:width="25.2cm" svg:height="9.134cm" svg:x="1.4cm" svg:y="3.8cm" presentation:class="outline">
          <draw:text-box>
            <text:list text:style-name="L2">
              <text:list-header>
                <text:p text:style-name="P16"><text:span text:style-name="T17">Prezentarea programului 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0A9AD622E8163AFB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17:41:09.565356778</meta:creation-date>
    <meta:editing-duration>PT1H44M1S</meta:editing-duration>
    <meta:editing-cycles>25</meta:editing-cycles>
    <meta:generator>LibreOffice/6.1.5.2$Linux_X86_64 LibreOffice_project/10$Build-2</meta:generator>
    <dc:title>Bright Blue</dc:title>
    <dc:date>2019-04-11T20:32:52.606858157</dc:date>
    <meta:document-statistic meta:object-count="123"/>
  </office:meta>
</office:document-meta>
</file>